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05e80" officeooo:paragraph-rsid="00005e80"/>
    </style:style>
    <style:style style:name="P2" style:family="paragraph" style:parent-style-name="Standard">
      <style:text-properties style:font-name="Arial" fo:font-size="10pt" officeooo:rsid="00005e80" officeooo:paragraph-rsid="00005e80" style:font-size-asian="10pt" style:font-size-complex="10pt"/>
    </style:style>
    <style:style style:name="P3" style:family="paragraph" style:parent-style-name="Text_20_body">
      <style:text-properties style:font-name="Arial" fo:font-size="10pt" officeooo:rsid="00005e80" officeooo:paragraph-rsid="00005e80" style:font-size-asian="10pt" style:font-size-complex="10pt" loext:padding="0cm" loext:border="none"/>
    </style:style>
    <style:style style:name="P4" style:family="paragraph" style:parent-style-name="Text_20_body">
      <style:paragraph-properties fo:margin-left="0cm" fo:margin-right="0cm" fo:text-indent="0cm" style:auto-text-indent="false" fo:padding="0cm" fo:border="none"/>
      <style:text-properties fo:font-size="10pt" style:font-size-asian="10pt" style:font-size-complex="10pt" loext:padding="0cm" loext:border="none"/>
    </style:style>
    <style:style style:name="P5" style:family="paragraph" style:parent-style-name="Text_20_body">
      <style:paragraph-properties fo:margin-left="0cm" fo:margin-right="0cm" fo:text-indent="0cm" style:auto-text-indent="false" fo:padding="0cm" fo:border="none"/>
      <style:text-properties fo:font-size="10pt" officeooo:rsid="00005e80" officeooo:paragraph-rsid="00005e80" style:font-size-asian="10pt" style:font-size-complex="10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ekariya Bektas </text:p>
      <text:p text:style-name="P1"/>
      <text:p text:style-name="P3">To awake -&gt; To awoke  </text:p>
      <text:p text:style-name="P4">14 : To buy -&gt; Bought </text:p>
      <text:p text:style-name="P4">7 : To bind : to bound  </text:p>
      <text:p text:style-name="P4">26 : To find -&gt; Found </text:p>
      <text:p text:style-name="P4">42 : To learn  </text:p>
      <text:p text:style-name="P4">30 : Freeze  </text:p>
      <text:p text:style-name="P4">31 : Gotten </text:p>
      <text:p text:style-name="P4">32 : Give  </text:p>
      <text:p text:style-name="P4">34 : To grow -&gt; Grow </text:p>
      <text:p text:style-name="P4">35 : Have  </text:p>
      <text:p text:style-name="P4">37: Hit </text:p>
      <text:p text:style-name="P4">38 : Held </text:p>
      <text:p text:style-name="P4">39 : To keep </text:p>
      <text:p text:style-name="P4">40 : Know </text:p>
      <text:p text:style-name="P4">41 : Led  </text:p>
      <text:p text:style-name="P4">43 : Left </text:p>
      <text:p text:style-name="P4">44 : Let  </text:p>
      <text:p text:style-name="P5">45 : To loose</text:p>
      <text:p text:style-name="P5">47 : To meet </text:p>
      <text:p text:style-name="P5">48 : To pay → </text:p>
      <text:p text:style-name="P5">49 : Read </text:p>
      <text:p text:style-name="P5">50 : rung</text:p>
      <text:p text:style-name="P5">51 : To ran – Run </text:p>
      <text:p text:style-name="P5">54 : sent </text:p>
      <text:p text:style-name="P5">56:show </text:p>
      <text:p text:style-name="P5">57 : shot </text:p>
      <text:p text:style-name="P5">59 : slept</text:p>
      <text:p text:style-name="P5">60 : smell</text:p>
      <text:p text:style-name="P5">61 : to speak → spoken </text:p>
      <text:p text:style-name="P5">62 : Spent </text:p>
      <text:p text:style-name="P5">63 : To stend </text:p>
      <text:p text:style-name="P5">64 : Stole </text:p>
      <text:p text:style-name="P5">65 : Stick </text:p>
      <text:p text:style-name="P5">66 : swear</text:p>
      <text:p text:style-name="P5">67 : Sweam</text:p>
      <text:p text:style-name="P5"><text:soft-page-break/></text:p>
      <text:p text:style-name="P5">68 : Take</text:p>
      <text:p text:style-name="P5">69 : told</text:p>
      <text:p text:style-name="P5">70 : Think </text:p>
      <text:p text:style-name="P5">71 : understand </text:p>
      <text:p text:style-name="P5">72 : <text:s/>won </text:p>
      <text:p text:style-name="P5">73 : withdraw </text:p>
      <text:p text:style-name="P5">74 : write </text:p>
      <text:p text:style-name="P5"/>
      <text:p text:style-name="P5"/>
      <text:p text:style-name="P4"/>
      <text:p text:style-name="P2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6:44:41.160165734</meta:creation-date>
    <dc:date>2023-10-06T17:23:08.381044203</dc:date>
    <meta:editing-duration>PT38M27S</meta:editing-duration>
    <meta:editing-cycles>1</meta:editing-cycles>
    <meta:document-statistic meta:table-count="0" meta:image-count="0" meta:object-count="0" meta:page-count="2" meta:paragraph-count="43" meta:word-count="152" meta:character-count="555" meta:non-whitespace-character-count="401"/>
    <meta:generator>LibreOffice/7.6.2.1$MacOSX_AARCH64 LibreOffice_project/56f7684011345957bbf33a7ee678afaf4d2ba333</meta:generator>
  </office:meta>
</office:document-meta>
</file>